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text-properties officeooo:rsid="001faa64" officeooo:paragraph-rsid="001faa64"/>
    </style:style>
    <style:style style:name="P2" style:family="paragraph" style:parent-style-name="Standard">
      <style:text-properties fo:font-size="15pt" fo:font-weight="bold" officeooo:rsid="001faa64" officeooo:paragraph-rsid="001faa64" style:font-size-asian="15pt" style:font-weight-asian="bold" style:font-size-complex="15pt" style:font-weight-complex="bold"/>
    </style:style>
    <style:style style:name="P3" style:family="paragraph" style:parent-style-name="Standard">
      <style:text-properties fo:font-weight="bold" officeooo:paragraph-rsid="001faa64" style:font-weight-asian="bold" style:font-weight-complex="bold"/>
    </style:style>
    <style:style style:name="P4" style:family="paragraph" style:parent-style-name="Standard">
      <style:text-properties fo:font-weight="normal" officeooo:paragraph-rsid="001faa64" style:font-weight-asian="normal" style:font-weight-complex="normal"/>
    </style:style>
    <style:style style:name="P5" style:family="paragraph" style:parent-style-name="Standard">
      <style:text-properties fo:font-weight="normal" officeooo:paragraph-rsid="002bc134" style:font-weight-asian="normal" style:font-weight-complex="normal"/>
    </style:style>
    <style:style style:name="P6" style:family="paragraph" style:parent-style-name="Standard">
      <style:paragraph-properties fo:margin-left="1.251cm" fo:text-indent="0cm" style:auto-text-indent="false"/>
      <style:text-properties fo:font-weight="normal" officeooo:rsid="0032d33f" officeooo:paragraph-rsid="0032d33f" style:font-weight-asian="normal" style:font-weight-complex="normal"/>
    </style:style>
    <style:style style:name="P7" style:family="paragraph" style:parent-style-name="Standard">
      <style:text-properties fo:font-weight="normal" officeooo:rsid="0032d33f" officeooo:paragraph-rsid="0032d33f" style:font-weight-asian="normal" style:font-weight-complex="normal"/>
    </style:style>
    <style:style style:name="P8" style:family="paragraph" style:parent-style-name="Standard">
      <style:paragraph-properties fo:margin-left="1.251cm" fo:text-indent="0cm" style:auto-text-indent="false"/>
      <style:text-properties fo:font-weight="normal" officeooo:rsid="0038d662" officeooo:paragraph-rsid="0038d662" style:font-weight-asian="normal" style:font-weight-complex="normal"/>
    </style:style>
    <style:style style:name="P9" style:family="paragraph" style:parent-style-name="Standard">
      <style:text-properties fo:font-weight="normal" officeooo:rsid="0038d662" officeooo:paragraph-rsid="0038d662" style:font-weight-asian="normal" style:font-weight-complex="normal"/>
    </style:style>
    <style:style style:name="P10" style:family="paragraph" style:parent-style-name="Standard">
      <style:text-properties officeooo:paragraph-rsid="0038d662"/>
    </style:style>
    <style:style style:name="P11" style:family="paragraph" style:parent-style-name="Standard">
      <style:text-properties fo:font-weight="bold" officeooo:rsid="001faa64" officeooo:paragraph-rsid="00221329" style:font-weight-asian="bold" style:font-weight-complex="bold"/>
    </style:style>
    <style:style style:name="P12" style:family="paragraph" style:parent-style-name="Standard">
      <style:text-properties fo:font-weight="normal" officeooo:rsid="001faa64" officeooo:paragraph-rsid="0047c505" style:font-weight-asian="normal" style:font-weight-complex="normal"/>
    </style:style>
    <style:style style:name="P13" style:family="paragraph" style:parent-style-name="Standard">
      <style:text-properties fo:font-weight="normal" officeooo:rsid="001faa64" officeooo:paragraph-rsid="00453773" style:font-weight-asian="normal" style:font-weight-complex="normal"/>
    </style:style>
    <style:style style:name="P14" style:family="paragraph" style:parent-style-name="Standard">
      <style:text-properties fo:font-weight="normal" officeooo:rsid="001faa64" officeooo:paragraph-rsid="00221329" style:font-weight-asian="normal" style:font-weight-complex="normal"/>
    </style:style>
    <style:style style:name="P15" style:family="paragraph" style:parent-style-name="Text_20_body">
      <style:text-properties fo:font-variant="normal" fo:text-transform="none" fo:color="#1f2328" loext:opacity="100%" style:font-name="apple-system" fo:font-size="12pt" fo:letter-spacing="normal" fo:font-style="normal" fo:font-weight="normal" officeooo:rsid="001faa64" officeooo:paragraph-rsid="00221329" style:font-weight-asian="bold" style:font-weight-complex="bold"/>
    </style:style>
    <style:style style:name="P16" style:family="paragraph" style:parent-style-name="Standard">
      <style:text-properties fo:font-weight="normal" officeooo:rsid="001faa64" officeooo:paragraph-rsid="004fd83a" style:font-weight-asian="normal" style:font-weight-complex="normal"/>
    </style:style>
    <style:style style:name="P17" style:family="paragraph" style:parent-style-name="Standard">
      <style:text-properties fo:font-weight="normal" officeooo:rsid="004fd83a" officeooo:paragraph-rsid="004fd83a" style:font-weight-asian="normal" style:font-weight-complex="normal"/>
    </style:style>
    <style:style style:name="P18" style:family="paragraph" style:parent-style-name="Standard">
      <style:text-properties officeooo:paragraph-rsid="00221329"/>
    </style:style>
    <style:style style:name="P19" style:family="paragraph" style:parent-style-name="Standard">
      <style:text-properties fo:font-weight="normal" officeooo:rsid="0055f837" officeooo:paragraph-rsid="0055f837" style:font-weight-asian="normal" style:font-weight-complex="normal"/>
    </style:style>
    <style:style style:name="P20" style:family="paragraph" style:parent-style-name="Standard">
      <style:text-properties fo:font-weight="normal" officeooo:rsid="006547fc" officeooo:paragraph-rsid="006547fc" style:font-weight-asian="normal" style:font-weight-complex="normal"/>
    </style:style>
    <style:style style:name="P21" style:family="paragraph" style:parent-style-name="Standard">
      <style:text-properties fo:font-weight="normal" officeooo:rsid="001faa64" officeooo:paragraph-rsid="006ec2a6" style:font-weight-asian="normal" style:font-weight-complex="normal"/>
    </style:style>
    <style:style style:name="P22" style:family="paragraph" style:parent-style-name="Standard">
      <style:paragraph-properties fo:margin-left="1.251cm" fo:text-indent="0cm" style:auto-text-indent="false"/>
      <style:text-properties fo:font-weight="normal" officeooo:rsid="006753d4" officeooo:paragraph-rsid="006ec2a6" style:font-weight-asian="normal" style:font-weight-complex="normal"/>
    </style:style>
    <style:style style:name="P23" style:family="paragraph" style:parent-style-name="Standard">
      <style:text-properties fo:font-weight="normal" officeooo:rsid="006753d4" officeooo:paragraph-rsid="006ec2a6" style:font-weight-asian="normal" style:font-weight-complex="normal"/>
    </style:style>
    <style:style style:name="P24" style:family="paragraph" style:parent-style-name="Standard">
      <style:paragraph-properties fo:margin-left="1.251cm" fo:text-indent="0cm" style:auto-text-indent="false"/>
      <style:text-properties fo:font-weight="normal" officeooo:rsid="006d3ab4" officeooo:paragraph-rsid="006d3ab4" style:font-weight-asian="normal" style:font-weight-complex="normal"/>
    </style:style>
    <style:style style:name="P25" style:family="paragraph" style:parent-style-name="Standard">
      <style:text-properties fo:font-weight="normal" officeooo:rsid="0075d33d" officeooo:paragraph-rsid="0075d33d" style:font-weight-asian="normal" style:font-weight-complex="normal"/>
    </style:style>
    <style:style style:name="P26" style:family="paragraph" style:parent-style-name="Standard">
      <style:text-properties fo:font-weight="normal" officeooo:rsid="0075d33d" officeooo:paragraph-rsid="007e9af7" style:font-weight-asian="normal" style:font-weight-complex="normal"/>
    </style:style>
    <style:style style:name="P27" style:family="paragraph" style:parent-style-name="Standard">
      <style:text-properties officeooo:rsid="0080d05e" officeooo:paragraph-rsid="0080d05e"/>
    </style:style>
    <style:style style:name="P28" style:family="paragraph" style:parent-style-name="Standard">
      <style:text-properties officeooo:rsid="0085ada7" officeooo:paragraph-rsid="0085ada7"/>
    </style:style>
    <style:style style:name="P29" style:family="paragraph" style:parent-style-name="Standard">
      <style:text-properties officeooo:rsid="004a07ec" officeooo:paragraph-rsid="0080d05e"/>
    </style:style>
    <style:style style:name="P30" style:family="paragraph" style:parent-style-name="Standard">
      <style:text-properties officeooo:rsid="00211d97" officeooo:paragraph-rsid="00211d97"/>
    </style:style>
    <style:style style:name="T1" style:family="text">
      <style:text-properties officeooo:rsid="001faa64"/>
    </style:style>
    <style:style style:name="T2" style:family="text">
      <style:text-properties officeooo:rsid="00260cb5"/>
    </style:style>
    <style:style style:name="T3" style:family="text">
      <style:text-properties fo:font-style="italic" officeooo:rsid="00260cb5" style:font-style-asian="italic" style:font-style-complex="italic"/>
    </style:style>
    <style:style style:name="T4" style:family="text">
      <style:text-properties fo:font-style="normal" officeooo:rsid="00260cb5" style:font-style-asian="normal" style:font-style-complex="normal"/>
    </style:style>
    <style:style style:name="T5" style:family="text">
      <style:text-properties officeooo:rsid="0028cd91"/>
    </style:style>
    <style:style style:name="T6" style:family="text">
      <style:text-properties officeooo:rsid="00264ecc"/>
    </style:style>
    <style:style style:name="T7" style:family="text">
      <style:text-properties officeooo:rsid="00273ef3"/>
    </style:style>
    <style:style style:name="T8" style:family="text">
      <style:text-properties officeooo:rsid="00229fdb"/>
    </style:style>
    <style:style style:name="T9" style:family="text">
      <style:text-properties officeooo:rsid="002a604f"/>
    </style:style>
    <style:style style:name="T10" style:family="text">
      <style:text-properties officeooo:rsid="0030f424"/>
    </style:style>
    <style:style style:name="T11" style:family="text">
      <style:text-properties officeooo:rsid="002d916b"/>
    </style:style>
    <style:style style:name="T12" style:family="text">
      <style:text-properties fo:font-weight="bold" officeooo:rsid="0030c4d9" style:font-weight-asian="bold" style:font-weight-complex="bold"/>
    </style:style>
    <style:style style:name="T13" style:family="text">
      <style:text-properties officeooo:rsid="0030c4d9"/>
    </style:style>
    <style:style style:name="T14" style:family="text">
      <style:text-properties fo:font-weight="bold" style:font-weight-asian="bold" style:font-weight-complex="bold"/>
    </style:style>
    <style:style style:name="T15" style:family="text">
      <style:text-properties fo:font-weight="bold" officeooo:rsid="00338887" style:font-weight-asian="bold" style:font-weight-complex="bold"/>
    </style:style>
    <style:style style:name="T16" style:family="text">
      <style:text-properties officeooo:rsid="00338887"/>
    </style:style>
    <style:style style:name="T17" style:family="text">
      <style:text-properties officeooo:rsid="00377caa"/>
    </style:style>
    <style:style style:name="T18" style:family="text">
      <style:text-properties officeooo:rsid="0035078d"/>
    </style:style>
    <style:style style:name="T19" style:family="text">
      <style:text-properties fo:font-weight="bold" officeooo:rsid="0035078d" style:font-weight-asian="bold" style:font-weight-complex="bold"/>
    </style:style>
    <style:style style:name="T20" style:family="text">
      <style:text-properties officeooo:rsid="00362263"/>
    </style:style>
    <style:style style:name="T21" style:family="text">
      <style:text-properties officeooo:rsid="0039bd95"/>
    </style:style>
    <style:style style:name="T22" style:family="text">
      <style:text-properties fo:font-weight="normal" officeooo:rsid="0038d662" style:font-weight-asian="normal" style:font-weight-complex="normal"/>
    </style:style>
    <style:style style:name="T23" style:family="text">
      <style:text-properties fo:font-weight="normal" officeooo:rsid="003bb497" style:font-weight-asian="normal" style:font-weight-complex="normal"/>
    </style:style>
    <style:style style:name="T24" style:family="text">
      <style:text-properties fo:font-weight="normal" officeooo:rsid="003dcf10" style:font-weight-asian="normal" style:font-weight-complex="normal"/>
    </style:style>
    <style:style style:name="T25" style:family="text">
      <style:text-properties fo:font-weight="normal" officeooo:rsid="003f9307" style:font-weight-asian="normal" style:font-weight-complex="normal"/>
    </style:style>
    <style:style style:name="T26" style:family="text">
      <style:text-properties fo:font-weight="normal" officeooo:rsid="00411e61" style:font-weight-asian="normal" style:font-weight-complex="normal"/>
    </style:style>
    <style:style style:name="T27" style:family="text">
      <style:text-properties officeooo:rsid="00435b96"/>
    </style:style>
    <style:style style:name="T28" style:family="text">
      <style:text-properties officeooo:rsid="0047c505"/>
    </style:style>
    <style:style style:name="T29" style:family="text">
      <style:text-properties officeooo:rsid="00425c19"/>
    </style:style>
    <style:style style:name="T30" style:family="text">
      <style:text-properties officeooo:rsid="004bf5c4"/>
    </style:style>
    <style:style style:name="T31" style:family="text">
      <style:text-properties officeooo:rsid="004dcd7f"/>
    </style:style>
    <style:style style:name="T32" style:family="text">
      <style:text-properties officeooo:rsid="00453773"/>
    </style:style>
    <style:style style:name="T33" style:family="text">
      <style:text-properties officeooo:rsid="004b537c"/>
    </style:style>
    <style:style style:name="T34" style:family="text">
      <style:text-properties fo:font-style="italic" officeooo:rsid="004bf5c4" style:font-style-asian="italic" style:font-style-complex="italic"/>
    </style:style>
    <style:style style:name="T35" style:family="text">
      <style:text-properties fo:font-style="normal" officeooo:rsid="004bf5c4" style:font-style-asian="normal" style:font-style-complex="normal"/>
    </style:style>
    <style:style style:name="T36" style:family="text">
      <style:text-properties officeooo:rsid="004fd83a"/>
    </style:style>
    <style:style style:name="T37" style:family="text">
      <style:text-properties officeooo:rsid="00523de0"/>
    </style:style>
    <style:style style:name="T38" style:family="text">
      <style:text-properties officeooo:rsid="00514d9e"/>
    </style:style>
    <style:style style:name="T39" style:family="text">
      <style:text-properties officeooo:rsid="0050f126"/>
    </style:style>
    <style:style style:name="T40" style:family="text">
      <style:text-properties officeooo:rsid="0052b93e"/>
    </style:style>
    <style:style style:name="T41" style:family="text">
      <style:text-properties fo:font-weight="normal" officeooo:rsid="004e68ff" style:font-weight-asian="normal" style:font-weight-complex="normal"/>
    </style:style>
    <style:style style:name="T42" style:family="text">
      <style:text-properties officeooo:rsid="0057a7dc"/>
    </style:style>
    <style:style style:name="T43" style:family="text">
      <style:text-properties fo:font-style="italic" officeooo:rsid="0057a7dc" style:font-style-asian="italic" style:font-style-complex="italic"/>
    </style:style>
    <style:style style:name="T44" style:family="text">
      <style:text-properties fo:font-style="normal" officeooo:rsid="0057a7dc" style:font-style-asian="normal" style:font-style-complex="normal"/>
    </style:style>
    <style:style style:name="T45" style:family="text">
      <style:text-properties fo:font-style="normal" officeooo:rsid="005b5f15" style:font-style-asian="normal" style:font-style-complex="normal"/>
    </style:style>
    <style:style style:name="T46" style:family="text">
      <style:text-properties fo:font-style="normal" officeooo:rsid="00597e75" style:font-style-asian="normal" style:font-style-complex="normal"/>
    </style:style>
    <style:style style:name="T47" style:family="text">
      <style:text-properties officeooo:rsid="00531a8c"/>
    </style:style>
    <style:style style:name="T48" style:family="text">
      <style:text-properties officeooo:rsid="005cb2a2"/>
    </style:style>
    <style:style style:name="T49" style:family="text">
      <style:text-properties officeooo:rsid="0053d023"/>
    </style:style>
    <style:style style:name="T50" style:family="text">
      <style:text-properties officeooo:rsid="005d023f"/>
    </style:style>
    <style:style style:name="T51" style:family="text">
      <style:text-properties officeooo:rsid="005eb91c"/>
    </style:style>
    <style:style style:name="T52" style:family="text">
      <style:text-properties officeooo:rsid="00629075"/>
    </style:style>
    <style:style style:name="T53" style:family="text">
      <style:text-properties fo:font-style="italic" officeooo:rsid="00629075" style:font-style-asian="italic" style:font-style-complex="italic"/>
    </style:style>
    <style:style style:name="T54" style:family="text">
      <style:text-properties fo:font-style="normal" officeooo:rsid="00629075" style:font-style-asian="normal" style:font-style-complex="normal"/>
    </style:style>
    <style:style style:name="T55" style:family="text">
      <style:text-properties fo:font-style="normal" officeooo:rsid="0063fc90" style:font-style-asian="normal" style:font-style-complex="normal"/>
    </style:style>
    <style:style style:name="T56" style:family="text">
      <style:text-properties fo:font-style="normal" officeooo:rsid="00641808" style:font-style-asian="normal" style:font-style-complex="normal"/>
    </style:style>
    <style:style style:name="T57" style:family="text">
      <style:text-properties fo:font-weight="bold" officeooo:rsid="0065e5b4" style:font-weight-asian="bold" style:font-weight-complex="bold"/>
    </style:style>
    <style:style style:name="T58" style:family="text">
      <style:text-properties officeooo:rsid="0065e5b4"/>
    </style:style>
    <style:style style:name="T59" style:family="text">
      <style:text-properties fo:font-weight="bold" officeooo:rsid="00600e27" style:font-weight-asian="bold" style:font-weight-complex="bold"/>
    </style:style>
    <style:style style:name="T60" style:family="text">
      <style:text-properties fo:font-weight="bold" officeooo:rsid="006ec2a6" style:font-weight-asian="bold" style:font-weight-complex="bold"/>
    </style:style>
    <style:style style:name="T61" style:family="text">
      <style:text-properties officeooo:rsid="00600e27"/>
    </style:style>
    <style:style style:name="T62" style:family="text">
      <style:text-properties officeooo:rsid="006ec2a6"/>
    </style:style>
    <style:style style:name="T63" style:family="text">
      <style:text-properties officeooo:rsid="0069e09b"/>
    </style:style>
    <style:style style:name="T64" style:family="text">
      <style:text-properties officeooo:rsid="006b7932"/>
    </style:style>
    <style:style style:name="T65" style:family="text">
      <style:text-properties officeooo:rsid="006d3ab4"/>
    </style:style>
    <style:style style:name="T66" style:family="text">
      <style:text-properties officeooo:rsid="00702b4e"/>
    </style:style>
    <style:style style:name="T67" style:family="text">
      <style:text-properties officeooo:rsid="0071f6c3"/>
    </style:style>
    <style:style style:name="T68" style:family="text">
      <style:text-properties fo:font-weight="normal" officeooo:rsid="0073d613" style:font-weight-asian="normal" style:font-weight-complex="normal"/>
    </style:style>
    <style:style style:name="T69" style:family="text">
      <style:text-properties fo:font-weight="normal" officeooo:rsid="007aa882" style:font-weight-asian="normal" style:font-weight-complex="normal"/>
    </style:style>
    <style:style style:name="T70" style:family="text">
      <style:text-properties fo:font-weight="normal" officeooo:rsid="0077f3d3" style:font-weight-asian="normal" style:font-weight-complex="normal"/>
    </style:style>
    <style:style style:name="T71" style:family="text">
      <style:text-properties fo:font-weight="normal" officeooo:rsid="00798033" style:font-weight-asian="normal" style:font-weight-complex="normal"/>
    </style:style>
    <style:style style:name="T72" style:family="text">
      <style:text-properties officeooo:rsid="00768bbf"/>
    </style:style>
    <style:style style:name="T73" style:family="text">
      <style:text-properties officeooo:rsid="007bd6a7"/>
    </style:style>
    <style:style style:name="T74" style:family="text">
      <style:text-properties officeooo:rsid="0076504d"/>
    </style:style>
    <style:style style:name="T75" style:family="text">
      <style:text-properties officeooo:rsid="0077263c"/>
    </style:style>
    <style:style style:name="T76" style:family="text">
      <style:text-properties officeooo:rsid="007c9608"/>
    </style:style>
    <style:style style:name="T77" style:family="text">
      <style:text-properties officeooo:rsid="007dda00"/>
    </style:style>
    <style:style style:name="T78" style:family="text">
      <style:text-properties officeooo:rsid="007779fd"/>
    </style:style>
    <style:style style:name="T79" style:family="text">
      <style:text-properties officeooo:rsid="007da574"/>
    </style:style>
    <style:style style:name="T80" style:family="text">
      <style:text-properties officeooo:rsid="007e9af7"/>
    </style:style>
    <style:style style:name="T81" style:family="text">
      <style:text-properties officeooo:rsid="007ea2fd"/>
    </style:style>
    <style:style style:name="T82" style:family="text">
      <style:text-properties officeooo:rsid="007eafa8"/>
    </style:style>
    <style:style style:name="T83" style:family="text">
      <style:text-properties officeooo:rsid="0080a2aa"/>
    </style:style>
    <style:style style:name="T84" style:family="text">
      <style:text-properties officeooo:rsid="00827b13"/>
    </style:style>
    <style:style style:name="T85" style:family="text">
      <style:text-properties officeooo:rsid="0085ada7"/>
    </style:style>
    <style:style style:name="T86" style:family="text">
      <style:text-properties officeooo:rsid="008399f5"/>
    </style:style>
    <style:style style:name="T87" style:family="text">
      <style:text-properties officeooo:rsid="0084d86d"/>
    </style:style>
    <style:style style:name="T88" style:family="text">
      <style:text-properties officeooo:rsid="0086a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Séance 5</text:p>
      <text:p text:style-name="P1"/>
      <text:p text:style-name="P1"/>
      <text:p text:style-name="P1"/>
      <text:p text:style-name="P2">I) Questions de cours</text:p>
      <text:p text:style-name="P1"/>
      <text:p text:style-name="P3"><text:span text:style-name="T1">1. </text:span>Comment définir l’échantillonnage. Pourquoi ne pas utiliser la population en entier? Quelles sont les méthodes d’échantillonnage? Comment les choisir?</text:p>
      <text:p text:style-name="P3"/>
      <text:p text:style-name="P4"><text:tab/><text:span text:style-name="T2">Un échantillon se définit comme le prélèvement au hasard</text:span><text:span text:style-name="T3"> </text:span><text:span text:style-name="T4">d’une taille </text:span><text:span text:style-name="T3">n </text:span><text:span text:style-name="T4">fixée </text:span><text:span text:style-name="T2">d’une partie de la population mère. </text:span><text:span text:style-name="T5">Il constitue dès lors un « sous-ensemble ».</text:span><text:span text:style-name="T2"> </text:span><text:span text:style-name="T6">Il est vraisemblable </text:span><text:span text:style-name="T7">et doit être croisé avec d’autres échantillon pour une meilleure fiabilité.</text:span></text:p>
      <text:p text:style-name="P3"/>
      <text:p text:style-name="P4"><text:tab/><text:span text:style-name="T8">Utiliser la population en entier est parfois trop compliqué à mettre en œuvre. En effet, faute de sources fiables, d’outils compétents ou de trop grande difficulté (coût de la démarche par exemple), il est préférable d’opter pour </text:span><text:span text:style-name="T6">l’étude d’un ou de plusieurs</text:span><text:span text:style-name="T8"> échantillon</text:span><text:span text:style-name="T6">(s)</text:span><text:span text:style-name="T8">.</text:span></text:p>
      <text:p text:style-name="P4"/>
      <text:p text:style-name="P5"><text:tab/><text:span text:style-name="T6">Les méthodes d’échantillonnage structurent la collecte des données </text:span><text:span text:style-name="T9">de différentes manières</text:span><text:span text:style-name="T6"> </text:span><text:span text:style-name="T9">pour reproduire un</text:span><text:span text:style-name="T6"> « hasard », </text:span><text:span text:style-name="T10">selon que l’on dispose ou non d’une « base de sondage »</text:span><text:span text:style-name="T6">. </text:span><text:span text:style-name="T11">On distingue dès lors les méthodes dites « aléatoires » des méthodes « non-aléatoires ». </text:span></text:p>
      <text:p text:style-name="P5">- <text:span text:style-name="T12">Méthodes aléatoires </text:span><text:span text:style-name="T13">: elles procèdent par tirage au sort </text:span><text:span text:style-name="T10">à partir de la base de sondage.</text:span></text:p>
      <text:p text:style-name="P6">- <text:span text:style-name="T14">Tirage avec remise (échantillon non-exhaustif)</text:span></text:p>
      <text:p text:style-name="P6">- <text:span text:style-name="T14">Tirage sans remise</text:span></text:p>
      <text:p text:style-name="P6"/>
      <text:p text:style-name="P7">- <text:span text:style-name="T15">Méthodes non-aléatoires</text:span><text:span text:style-name="T16"> : </text:span><text:span text:style-name="T17">elles sélectionnent les données à collecter. </text:span><text:span text:style-name="T18">Elles permettent de définir en amont la représentativité de la population.</text:span></text:p>
      <text:p text:style-name="P6">- <text:span text:style-name="T19">L’échantillonnage systématique</text:span><text:span text:style-name="T18"> : </text:span><text:span text:style-name="T20">la plus proche des méthodes aléatoires, constituant l’échantillon selon une méthode d’intervalle fixée.</text:span></text:p>
      <text:p text:style-name="P8">-<text:span text:style-name="T14"> La méthode des quotas</text:span> : <text:span text:style-name="T21">respecte les proportions de la population mère.</text:span></text:p>
      <text:p text:style-name="P9"/>
      <text:p text:style-name="P10"><text:span text:style-name="T22"><text:tab/></text:span><text:span text:style-name="T23">Le choix de la méthode se fait tout d’abord en fonction de la contrainte ; si l’on dispose ou non de la « base de sondage ». </text:span><text:span text:style-name="T24">Par ailleurs elle dépend aussi de ce qu</text:span><text:span text:style-name="T25">e l’on </text:span><text:span text:style-name="T24">cherche à </text:span><text:span text:style-name="T25">étudier : si ce qui importe c’est le traitement de l’information de la population-mère </text:span><text:span text:style-name="T26">dans son ensemble</text:span><text:span text:style-name="T25">, </text:span><text:span text:style-name="T26">il est préférable</text:span><text:span text:style-name="T26"> d’opter pour les méthodes aléatoires ou d’échantillonnage systématique. Dans le cas contraire, si l’on cherche à étudier les composantes précises de cette même population (et sa représentativité « exacte »),,, il est davantage pertinent d’utiliser une méthode des quotas.</text:span></text:p>
      <text:p text:style-name="P3"/>
      <text:p text:style-name="P3"/>
      <text:p text:style-name="P11">2. Comment définir un estimateur et une estimation?</text:p>
      <text:p text:style-name="P11"/>
      <text:p text:style-name="P12"><text:tab/><text:span text:style-name="T27">Un </text:span><text:span text:style-name="T28">estimateur</text:span><text:span text:style-name="T29"> est une formule (ou méthode) utilisée pour obtenir une estimation. C’est un calcul approximatif vraisemblable. </text:span><text:span text:style-name="T30">Exemple : le n-échantillon, </text:span><text:span text:style-name="T31">la moyenne d’un échantillon.</text:span></text:p>
      <text:p text:style-name="P12"><text:span text:style-name="T29"><text:tab/>Un</text:span><text:span text:style-name="T28">e</text:span><text:span text:style-name="T29"> estimati</text:span><text:span text:style-name="T28">on</text:span><text:span text:style-name="T29"> </text:span><text:span text:style-name="T27">est une valeur vraisemblable </text:span><text:span text:style-name="T32">aléatoire </text:span><text:span text:style-name="T27">obtenue à partir d’un échantillon.</text:span><text:span text:style-name="T33"> </text:span><text:span text:style-name="T30">Tout échantillon est une estimation ponctuelle de la variable </text:span><text:span text:style-name="T34">x</text:span><text:span text:style-name="T35">.</text:span></text:p>
      <text:p text:style-name="P13"/>
      <text:p text:style-name="P14"/>
      <text:p text:style-name="P11"/>
      <text:p text:style-name="P11">3. Comment distingueriez-vous l’intervalle de fluctuation et l’intervalle de confiance?</text:p>
      <text:p text:style-name="P15"/>
      <text:p text:style-name="P16"><text:span text:style-name="T29"><text:tab/></text:span><text:span text:style-name="T36">L’intervalle de fluctuation est un </text:span><text:span text:style-name="T37">échantillonnage</text:span><text:span text:style-name="T36"> qui permet de vérifier </text:span><text:span text:style-name="T37">par un intervalle</text:span><text:span text:style-name="T36"> si un échantillon est cohérent par rapport </text:span><text:span text:style-name="T38">aux paramètres de la population mère. </text:span></text:p>
      <text:p text:style-name="P16"><text:soft-page-break/></text:p>
      <text:p text:style-name="P16"/>
      <text:p text:style-name="P17">L’intervalle de confiance s’appuie <text:span text:style-name="T37">lui </text:span>sur des estimateurs pour fournir <text:span text:style-name="T39">une plage de valeurs plausibles pour le paramètre </text:span><text:span text:style-name="T37">recherché. </text:span><text:span text:style-name="T40">Il permet d’estimer un paramètre inconnu à partir d’un échantillon. </text:span></text:p>
      <text:p text:style-name="P11"/>
      <text:p text:style-name="P11"/>
      <text:p text:style-name="P11">4. Qu’est-ce qu’un biais dans la théorie de l’estimation?</text:p>
      <text:p text:style-name="P11"/>
      <text:p text:style-name="P11"><text:tab/><text:span text:style-name="T41">Dans la théorie de l’estimation, un biais est avant tout un résultat mathématique. Il est le résultat différent de 0 lorsque l’on soustrait l’estimateur de l’échantillon au paramètre associé dans la population mère. Par exemple, si la moyenne de l’échantillon – la moyenne de la population mère est différente de 0, alors il y a une « erreur d’estimation », soit un biais. </text:span></text:p>
      <text:p text:style-name="P18"/>
      <text:p text:style-name="P11"/>
      <text:p text:style-name="P11">5. Comment appelle-t-on une statistique travaillant sur la population totale? Faites le lien avec la notion de données massives ?</text:p>
      <text:p text:style-name="P11"/>
      <text:p text:style-name="P19"><text:tab/>Une statistique qui traite de la population totale est une statistique exhaustive. Tous les individus y sont observés et il n’y a aucune incertitude liée à l’échantillonnage. </text:p>
      <text:p text:style-name="P19"><text:tab/><text:span text:style-name="T42">Ces statistiques s’apparentent aux </text:span><text:span text:style-name="T43">big data </text:span><text:span text:style-name="T44">(données massives) dans le sens où ces données sont elles-aussi très complètes et totalisantes. </text:span><text:span text:style-name="T45">Elles ont même un avantage : elles sont accessibles beaucoup plus facilement et à plus faibles moyens que les statistiques exhaustives. </text:span><text:span text:style-name="T44">Pour autant, elles ne recouvrent pas toute la population réelle. </text:span><text:span text:style-name="T46">Ici, il y a plusieurs incertitudes sur l’échantillonnage, liées aux biais de sélection par exemple. </text:span></text:p>
      <text:p text:style-name="P11"/>
      <text:p text:style-name="P11">6. Quels sont les enjeux autour du choix d’un estimateur?</text:p>
      <text:p text:style-name="P11"/>
      <text:p text:style-name="P14"><text:tab/><text:span text:style-name="T47">Pour choisir un estimateur, il est important de prendre en compte plusieurs facteurs. Tout d’abord, il </text:span><text:span text:style-name="T48">est </text:span><text:span text:style-name="T49">mieux </text:span><text:span text:style-name="T48">de privilégier les estimateurs sans biais, à la variance minimale, ayant</text:span><text:span text:style-name="T49"> les statistiques l</text:span><text:span text:style-name="T48">es</text:span><text:span text:style-name="T49"> plus exhaustives possibles. </text:span><text:span text:style-name="T50">Il faut également que l’estimateur soit le plus robuste possible, soit qu’</text:span><text:span text:style-name="T51">il soit peu sensible aux données aberrantes. </text:span><text:span text:style-name="T52">Pour être le plus vraisemblable, il est également essentiel que l’indicateur soit convergent, soit que l’échantillon de taille </text:span><text:span text:style-name="T53">n </text:span><text:span text:style-name="T54">tende vers l’infini. </text:span><text:span text:style-name="T55">Enfin, il faut que l’indicateur minimise l’erreur quadratique moyenne, </text:span><text:span text:style-name="T56">qui mesure l’erreur moyenne au carré entre l’estimateur et la vraie valeur. </text:span></text:p>
      <text:p text:style-name="P14"/>
      <text:p text:style-name="P11"/>
      <text:p text:style-name="P11">7. Quelles sont les méthodes d’estimation d’un paramètre? Comment en sélectionner une?</text:p>
      <text:p text:style-name="P11"/>
      <text:p text:style-name="P20"><text:tab/>On distingue : les méthodes d’estimation ponctuelles des méthodes d’estimation par intervalle de confiance. </text:p>
      <text:p text:style-name="P20">-<text:span text:style-name="T14"> </text:span><text:span text:style-name="T57">Les méthodes d’estimation ponctuelles </text:span><text:span text:style-name="T58">= ne permettent que d’estimer la valeur (et non pas l’erreur probable)</text:span></text:p>
      <text:p text:style-name="P21">- <text:span text:style-name="T57">Les méthodes d’estimation </text:span><text:span text:style-name="T59">par intervalle</text:span><text:span text:style-name="T60">s</text:span><text:span text:style-name="T61"> </text:span><text:span text:style-name="T58">=</text:span></text:p>
      <text:p text:style-name="P22">- <text:span text:style-name="T62">Par intervalle de confiance : </text:span>ne permet pas de supprimer le risque d’erreur mais de le cerner dans un intervalle qui contiendra « sûrement » la vraie valeur du paramètre. Ce doute, on identifie sa probabilité par les coefficients de risque et de sécurité.</text:p>
      <text:p text:style-name="P22">- <text:span text:style-name="T62">Par intervalle de pari :</text:span><text:span text:style-name="T63"> </text:span><text:span text:style-name="T64">cherche à identifier </text:span><text:span text:style-name="T65">par un intervalle</text:span><text:span text:style-name="T64"> la variable précisément, et non pas </text:span><text:span text:style-name="T62">à</text:span><text:span text:style-name="T64"> </text:span><text:span text:style-name="T65">encadrer le paramètre</text:span><text:span text:style-name="T64">.</text:span></text:p>
      <text:p text:style-name="P23">- <text:span text:style-name="T60">Les méthodes de rééchantillonnage </text:span><text:span text:style-name="T62">= générer des sous-échantillons pour estimer le paramètre</text:span></text:p>
      <text:p text:style-name="P24">- Méthode du Bootstrap <text:span text:style-name="T62">= crée des échantillons avec remise</text:span></text:p>
      <text:p text:style-name="P24"/>
      <text:p text:style-name="P24"><text:soft-page-break/>- <text:span text:style-name="T62">Méthode des moindres carrés = minimise la somme des carrés des erreurs entre les observations et le modèle</text:span></text:p>
      <text:p text:style-name="P24">- <text:span text:style-name="T62">Méthode du maximum de vraisemblance = maximise la probabilité d’obtenir les données observées en fo</text:span><text:span text:style-name="T66">nc</text:span><text:span text:style-name="T62">tion du paramètre inconnu.</text:span></text:p>
      <text:p text:style-name="P14"/>
      <text:p text:style-name="P14"><text:tab/><text:span text:style-name="T67">Pour choisir parmi toutes ces méthodes, il faut prendre en compte le type de paramètres que l’on souhaite identifier (l’estimation de la probabilité d’événement ne suppose pas la même technique que celle de la moyenne). Par ailleurs, la taille de l’échantillon est à prendre en compte, tout comme, évidemment, le choix de déterminer un intervalle ou d’estimer précisément la valeur (méthode ponctuelle).</text:span></text:p>
      <text:p text:style-name="P11"/>
      <text:p text:style-name="P11"/>
      <text:p text:style-name="P11">8. Quels sont les tests statistiques existants? À quoi servent-ils? Comment créer un test?</text:p>
      <text:p text:style-name="P11"/>
      <text:p text:style-name="P11"><text:tab/><text:span text:style-name="T68">Ces tests </text:span><text:span text:style-name="T69">sont des méthodes de calcul qui </text:span><text:span text:style-name="T68">permettent de juger les échantillons produits </text:span><text:span text:style-name="T70">ainsi que de produire des hypothèses sur les </text:span><text:span text:style-name="T71">paramètres. </text:span><text:span text:style-name="T69">Ils servent ainsi à confirmer si une série statistique est compatible ou non avec une loi de propabilité. </text:span></text:p>
      <text:p text:style-name="P25">Ils se répartissent en deux catégories : </text:p>
      <text:p text:style-name="P25"/>
      <text:p text:style-name="P26">- <text:span text:style-name="T14">Les tests paramétriques</text:span> = moyenne, écart-type, type de distribution, <text:span text:style-name="T72">test Student. </text:span><text:span text:style-name="T73">Proposent des hypothèses sur des paramètres numériques précis d’une distribution statistique.</text:span></text:p>
      <text:p text:style-name="P26"/>
      <text:p text:style-name="P26">- <text:span text:style-name="T14">Les tests non-paramétriques</text:span> <text:span text:style-name="T74">= effectif, médiane, </text:span><text:span text:style-name="T75">test </text:span><text:span text:style-name="T72">de Mann-Whitney, </text:span><text:span text:style-name="T75">tes</text:span><text:span text:style-name="T76">t </text:span><text:span text:style-name="T75">du Chi², </text:span><text:span text:style-name="T76">tests « de conformité », « d’homogénéité », « d’adéquation », </text:span><text:span text:style-name="T77">test de Wilcoxon … </text:span><text:span text:style-name="T78">Sont moins puissants, </text:span><text:span text:style-name="T79">ne supposent pas de connaître la forme de la distribution.</text:span></text:p>
      <text:p text:style-name="P26"/>
      <text:p text:style-name="P26"><text:tab/><text:span text:style-name="T80">Pour créer un test, il y a une méthodologie à suivre. Il faut tout d’abord théoriquement formuler une hypothèse de travail, une hypothèse nulle et une hypothèse alternative. </text:span><text:span text:style-name="T81">Ensuite, il faut réfléchir à la loi de distribution d’un paramètre et établir son seuil d’erreur de probabilité. Enfin, il faut préciser les modalités du test, </text:span><text:span text:style-name="T82">soit la forme de la loi, la taille de l’échantillon, la variance … </text:span><text:span text:style-name="T83">Une fois les données collectées, on y applique la statistique la mieux adaptée. Puis on calcule la variable numérique de décision… et on établit les conclusions sur notre test. </text:span></text:p>
      <text:p text:style-name="P26"/>
      <text:p text:style-name="P26"/>
      <text:p text:style-name="P11">9. Que pensez-vous des critiques de la statistique inférentielle?</text:p>
      <text:p text:style-name="P27"/>
      <text:p text:style-name="P27"><text:tab/>Les critiques au sujet de la statistique inférentielle sont nombreuses <text:span text:style-name="T84">et fondées. Elles sont trop souvent maniées par les « extrêmes » sociétaux ; les gens qui s’y connaissent peu </text:span><text:span text:style-name="T85">et</text:span><text:span text:style-name="T84"> les scientifiques. </text:span><text:span text:style-name="T86">Dans les deux cas, les statistiques semblent très facilement instrumentalisables, d’autant plus qu’elles acquièrent une valeur de « vérité » et d’« évidence » assez rapidement, que même la logique de « test </text:span><text:span text:style-name="T87">statistique </text:span><text:span text:style-name="T86">» </text:span><text:span text:style-name="T85">vient</text:span><text:span text:style-name="T86"> confirmer. </text:span><text:span text:style-name="T87">Il faut donc être prudent dès lors qu’on observe des statistiques inférentielles et reprendre pas à pas les étapes de la construction </text:span><text:span text:style-name="T85">du</text:span><text:span text:style-name="T87"> test, pour évaluer la rigueur des données obtenues. </text:span><text:span text:style-name="T85">C’est une méthodologie fastidieuse mais nécessaire pour prendre du recul sur les chiffres établis. </text:span></text:p>
      <text:p text:style-name="P28">Il est important de désacraliser les chiffres qui font parfois arguments d’autorité, quand bien même ils résultent (comme toute science, « dure » ou « sociale ») d’un contexte de production. <text:span text:style-name="T88">Il s’agit bel et bien d’un vrai « art » d’analyser et de comprendre les statistiques inférentielles.</text:span></text:p>
      <text:p text:style-name="P29"/>
      <text:p text:style-name="P1"/>
      <text:p text:style-name="P1"/>
      <text:p text:style-name="P1"/>
      <text:p text:style-name="P1"/>
      <text:p text:style-name="P2"><text:soft-page-break/>II) Codage</text:p>
      <text:p text:style-name="P1"/>
      <text:p text:style-name="P30">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9T16:59:40.261478200</meta:creation-date>
    <dc:date>2025-12-19T23:12:20.374930200</dc:date>
    <meta:editing-duration>PT6H11M50S</meta:editing-duration>
    <meta:editing-cycles>103</meta:editing-cycles>
    <meta:generator>LibreOffice/25.2.7.2$Windows_X86_64 LibreOffice_project/5cbfd1ab6520636bb5f7b99185aa69bd7456825d</meta:generator>
    <meta:document-statistic meta:table-count="0" meta:image-count="0" meta:object-count="0" meta:page-count="4" meta:paragraph-count="48" meta:word-count="1379" meta:character-count="8829" meta:non-whitespace-character-count="7471"/>
  </office:meta>
</office:document-meta>
</file>